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E000001615AF66450.png"/>
  <manifest:file-entry manifest:media-type="image/png" manifest:full-path="Pictures/10000000000002F1000001BC741041FF.png"/>
  <manifest:file-entry manifest:media-type="image/png" manifest:full-path="Pictures/100000000000024D000002B4F046A477.png"/>
  <manifest:file-entry manifest:media-type="image/png" manifest:full-path="Pictures/100000000000019900000151D355FDEC.png"/>
  <manifest:file-entry manifest:media-type="image/png" manifest:full-path="Pictures/1000000000000169000000D38C81AE93.png"/>
  <manifest:file-entry manifest:media-type="image/png" manifest:full-path="Pictures/100000000000028500000153DDB892DF.png"/>
  <manifest:file-entry manifest:media-type="image/png" manifest:full-path="Pictures/10000000000001950000014620575E1D.png"/>
  <manifest:file-entry manifest:media-type="image/png" manifest:full-path="Pictures/10000000000001B70000014ADBC8368E.png"/>
  <manifest:file-entry manifest:media-type="image/png" manifest:full-path="Pictures/10000000000002F10000015E8783E65E.png"/>
  <manifest:file-entry manifest:media-type="image/png" manifest:full-path="Pictures/1000000000000252000002B57FB280DA.png"/>
  <manifest:file-entry manifest:media-type="image/png" manifest:full-path="Pictures/1000000000000252000002B4278AAAFE.png"/>
  <manifest:file-entry manifest:media-type="image/png" manifest:full-path="Pictures/10000000000002EF00000165CBB89078.png"/>
  <manifest:file-entry manifest:media-type="image/png" manifest:full-path="Pictures/100000000000021900000157626F61BB.png"/>
  <manifest:file-entry manifest:media-type="image/png" manifest:full-path="Pictures/10000000000002F30000019E964A0244.png"/>
  <manifest:file-entry manifest:media-type="image/png" manifest:full-path="Pictures/1000000000000255000002BA2715B82E.png"/>
  <manifest:file-entry manifest:media-type="image/png" manifest:full-path="Pictures/10000000000002EF000001CA350ED257.png"/>
  <manifest:file-entry manifest:media-type="image/png" manifest:full-path="Pictures/10000000000002E40000015FCD903E37.png"/>
  <manifest:file-entry manifest:media-type="image/png" manifest:full-path="Pictures/10000000000002EC0000015BDA70C92E.png"/>
  <manifest:file-entry manifest:media-type="image/png" manifest:full-path="Pictures/10000000000001F100000245CDED66A6.png"/>
  <manifest:file-entry manifest:media-type="image/png" manifest:full-path="Pictures/10000000000001BE00000152F22D2198.png"/>
  <manifest:file-entry manifest:media-type="image/png" manifest:full-path="Pictures/1000000000000175000000D834187C6A.png"/>
  <manifest:file-entry manifest:media-type="image/png" manifest:full-path="Pictures/10000000000002EC000001A76F9AC5AD.png"/>
  <manifest:file-entry manifest:media-type="image/png" manifest:full-path="Pictures/1000000000000255000002BD87673C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9161in" draw:z-index="0"><draw:image xlink:href="Pictures/10000000000002EC000001A76F9AC5AD.png" xlink:type="simple" xlink:show="embed" xlink:actuate="onLoad"/></draw:frame></text:p>
      <text:p text:style-name="Standard"><draw:frame draw:style-name="fr1" draw:name="graphics2" text:anchor-type="paragraph" svg:width="6.9252in" svg:height="3.7972in" draw:z-index="1"><draw:image xlink:href="Pictures/10000000000002F30000019E964A02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3" text:anchor-type="paragraph" svg:x="0in" svg:y="0.7811in" svg:width="6.9252in" svg:height="4.0827in" draw:z-index="22"><draw:image xlink:href="Pictures/10000000000002F1000001BC741041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6.9252in" svg:height="3.2189in" draw:z-index="2"><draw:image xlink:href="Pictures/10000000000002F10000015E8783E65E.png" xlink:type="simple" xlink:show="embed" xlink:actuate="onLoad"/></draw:frame></text:p>
      <text:p text:style-name="Standard"><draw:frame draw:style-name="fr3" draw:name="graphics5" text:anchor-type="paragraph" svg:width="6.9252in" svg:height="3.2126in" draw:z-index="3"><draw:image xlink:href="Pictures/10000000000002EC0000015BDA70C92E.png" xlink:type="simple" xlink:show="embed" xlink:actuate="onLoad"/></draw:frame></text:p>
      <text:p text:style-name="Standard"><draw:frame draw:style-name="fr4" draw:name="graphics6" text:anchor-type="paragraph" svg:width="4.5728in" svg:height="3.4374in" draw:z-index="4"><draw:image xlink:href="Pictures/10000000000001B70000014ADBC8368E.png" xlink:type="simple" xlink:show="embed" xlink:actuate="onLoad"/></draw:frame><text:soft-page-break/></text:p>
      <text:p text:style-name="Standard"><draw:frame draw:style-name="fr5" draw:name="graphics7" text:anchor-type="paragraph" svg:width="3.7602in" svg:height="2.198in" draw:z-index="5"><draw:image xlink:href="Pictures/1000000000000169000000D38C81AE93.png" xlink:type="simple" xlink:show="embed" xlink:actuate="onLoad"/></draw:frame></text:p>
      <text:p text:style-name="Standard"><draw:frame draw:style-name="fr5" draw:name="graphics8" text:anchor-type="paragraph" svg:width="4.2602in" svg:height="3.5102in" draw:z-index="6"><draw:image xlink:href="Pictures/100000000000019900000151D355FDEC.png" xlink:type="simple" xlink:show="embed" xlink:actuate="onLoad"/></draw:frame><text:soft-page-break/></text:p>
      <text:p text:style-name="Standard"><draw:frame draw:style-name="fr3" draw:name="graphics9" text:anchor-type="paragraph" svg:width="6.9252in" svg:height="3.3299in" draw:z-index="7"><draw:image xlink:href="Pictures/10000000000002DE000001615AF66450.png" xlink:type="simple" xlink:show="embed" xlink:actuate="onLoad"/></draw:frame></text:p>
      <text:p text:style-name="Standard"><draw:frame draw:style-name="fr4" draw:name="graphics10" text:anchor-type="paragraph" svg:width="4.2189in" svg:height="3.3957in" draw:z-index="8"><draw:image xlink:href="Pictures/10000000000001950000014620575E1D.png" xlink:type="simple" xlink:show="embed" xlink:actuate="onLoad"/></draw:frame></text:p>
      <text:p text:style-name="Standard"><text:soft-page-break/></text:p>
      <text:p text:style-name="Standard"><draw:frame draw:style-name="fr4" draw:name="graphics11" text:anchor-type="paragraph" svg:width="6.7189in" svg:height="3.5311in" draw:z-index="9"><draw:image xlink:href="Pictures/100000000000028500000153DDB892DF.png" xlink:type="simple" xlink:show="embed" xlink:actuate="onLoad"/></draw:frame></text:p>
      <text:p text:style-name="Standard"><draw:frame draw:style-name="fr4" draw:name="graphics12" text:anchor-type="paragraph" svg:width="3.8854in" svg:height="2.25in" draw:z-index="10"><draw:image xlink:href="Pictures/1000000000000175000000D834187C6A.png" xlink:type="simple" xlink:show="embed" xlink:actuate="onLoad"/></draw:frame></text:p>
      <text:p text:style-name="Standard"/>
      <text:p text:style-name="Standard"><draw:frame draw:style-name="fr3" draw:name="graphics13" text:anchor-type="paragraph" svg:width="6.9252in" svg:height="3.2839in" draw:z-index="11"><draw:image xlink:href="Pictures/10000000000002E40000015FCD903E37.png" xlink:type="simple" xlink:show="embed" xlink:actuate="onLoad"/></draw:frame><text:soft-page-break/></text:p>
      <text:p text:style-name="Standard"/>
      <text:p text:style-name="Standard"><draw:frame draw:style-name="fr4" draw:name="graphics14" text:anchor-type="paragraph" svg:width="5.5937in" svg:height="3.5728in" draw:z-index="12"><draw:image xlink:href="Pictures/100000000000021900000157626F61BB.png" xlink:type="simple" xlink:show="embed" xlink:actuate="onLoad"/></draw:frame></text:p>
      <text:p text:style-name="Standard"><draw:frame draw:style-name="fr3" draw:name="graphics15" text:anchor-type="paragraph" svg:width="6.9252in" svg:height="3.2917in" draw:z-index="13"><draw:image xlink:href="Pictures/10000000000002EF00000165CBB89078.png" xlink:type="simple" xlink:show="embed" xlink:actuate="onLoad"/></draw:frame><text:soft-page-break/></text:p>
      <text:p text:style-name="Standard"><draw:frame draw:style-name="fr3" draw:name="graphics16" text:anchor-type="paragraph" svg:width="6.9252in" svg:height="4.2228in" draw:z-index="14"><draw:image xlink:href="Pictures/10000000000002EF000001CA350ED257.png" xlink:type="simple" xlink:show="embed" xlink:actuate="onLoad"/></draw:frame><draw:frame draw:style-name="fr2" draw:name="graphics17" text:anchor-type="paragraph" svg:x="2.6811in" svg:y="2.7602in" svg:width="4.6457in" svg:height="3.5209in" draw:z-index="15"><draw:image xlink:href="Pictures/10000000000001BE00000152F22D2198.png" xlink:type="simple" xlink:show="embed" xlink:actuate="onLoad"/></draw:frame></text:p>
      <text:p text:style-name="Standard"/>
      <text:p text:style-name="Standard"><text:soft-page-break/>18<text:span text:style-name="T1">th</text:span> Blank</text:p>
      <text:p text:style-name="Standard"><draw:frame draw:style-name="fr4" draw:name="graphics18" text:anchor-type="paragraph" svg:width="5.1772in" svg:height="6.052in" draw:z-index="16"><draw:image xlink:href="Pictures/10000000000001F100000245CDED66A6.png" xlink:type="simple" xlink:show="embed" xlink:actuate="onLoad"/></draw:frame></text:p>
      <text:p text:style-name="Standard">Ans 18<text:span text:style-name="T1">th</text:span></text:p>
      <text:p text:style-name="Standard"/>
      <text:p text:style-name="Standard"><draw:frame draw:style-name="fr4" draw:name="graphics19" text:anchor-type="paragraph" svg:width="6.2189in" svg:height="7.302in" draw:z-index="20"><draw:image xlink:href="Pictures/1000000000000255000002BD87673C4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<text:span text:style-name="T1">th</text:span> Blank</text:p>
      <text:p text:style-name="Standard"><draw:frame draw:style-name="fr4" draw:name="graphics22" text:anchor-type="paragraph" svg:width="6.1874in" svg:height="7.2083in" draw:z-index="17"><draw:image xlink:href="Pictures/1000000000000252000002B4278AAAFE.png" xlink:type="simple" xlink:show="embed" xlink:actuate="onLoad"/></draw:frame><text:soft-page-break/></text:p>
      <text:p text:style-name="Standard">Ans 19th</text:p>
      <text:p text:style-name="Standard"/>
      <text:p text:style-name="Standard"><draw:frame draw:style-name="fr4" draw:name="graphics23" text:anchor-type="paragraph" svg:width="6.1354in" svg:height="7.2083in" draw:z-index="18"><draw:image xlink:href="Pictures/100000000000024D000002B4F046A47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Que 20<text:span text:style-name="T1">th</text:span></text:p>
      <text:p text:style-name="P1"><draw:frame draw:style-name="fr5" draw:name="graphics21" text:anchor-type="paragraph" svg:width="6.2189in" svg:height="7.2709in" draw:z-index="21"><draw:image xlink:href="Pictures/1000000000000255000002BA2715B82E.png" xlink:type="simple" xlink:show="embed" xlink:actuate="onLoad"/></draw:frame></text:p>
      <text:p text:style-name="Standard"/>
      <text:p text:style-name="Standard"/>
      <text:p text:style-name="Standard"/>
      <text:p text:style-name="Standard">Ans 20<text:span text:style-name="T1">th</text:span></text:p>
      <text:p text:style-name="Standard"/>
      <text:p text:style-name="Standard"><draw:frame draw:style-name="fr4" draw:name="graphics20" text:anchor-type="paragraph" svg:width="6.1874in" svg:height="7.2189in" draw:z-index="19"><draw:image xlink:href="Pictures/1000000000000252000002B57FB280D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ilesh  Payasi</meta:initial-creator>
    <meta:creation-date>2018-04-23T12:58:52.89</meta:creation-date>
    <dc:date>2018-04-25T19:12:45.84</dc:date>
    <dc:creator>Shailesh  Payasi</dc:creator>
    <meta:editing-duration>P1DT15H18M</meta:editing-duration>
    <meta:editing-cycles>61</meta:editing-cycles>
    <meta:generator>OpenOffice/4.1.3$Win32 OpenOffice.org_project/413m1$Build-9783</meta:generator>
    <meta:document-statistic meta:table-count="0" meta:image-count="23" meta:object-count="0" meta:page-count="14" meta:paragraph-count="6" meta:word-count="12" meta:character-count="52"/>
  </office:meta>
</office:document-meta>
</file>